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066cm" fo:min-width="13.4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22cm" fo:padding-bottom="0.122cm" fo:padding-left="0.172cm" fo:padding-right="0.172cm"/>
      <style:paragraph-properties style:writing-mode="lr-tb"/>
    </style:style>
    <style:style style:name="gr3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64cm" fo:padding-bottom="0.164cm" fo:padding-left="0.289cm" fo:padding-right="0.289cm"/>
      <style:paragraph-properties style:writing-mode="lr-tb"/>
    </style:style>
    <style:style style:name="gr4" style:family="graphic" style:parent-style-name="standard">
      <style:graphic-properties draw:stroke="solid" svg:stroke-width="0.08cm" svg:stroke-color="#000000" draw:stroke-linejoin="miter" draw:fill="solid" draw:fill-color="#ffffff" draw:textarea-vertical-align="middle" fo:padding-top="0.164cm" fo:padding-bottom="0.164cm" fo:padding-left="0.289cm" fo:padding-right="0.289cm"/>
      <style:paragraph-properties style:writing-mode="lr-tb"/>
    </style:style>
    <style:style style:name="gr5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97cm"/>
      <style:paragraph-properties style:writing-mode="lr-tb"/>
    </style:style>
    <style:style style:name="gr6" style:family="graphic" style:parent-style-name="standard">
      <style:graphic-properties draw:stroke="solid" svg:stroke-width="0.08cm" svg:stroke-color="#000000" draw:marker-end="Diamond" draw:stroke-linejoin="miter" draw:fill="none" fo:padding-top="0.164cm" fo:padding-bottom="0.164cm" fo:padding-left="0.289cm" fo:padding-right="0.289cm"/>
    </style:style>
    <style:style style:name="gr7" style:family="graphic" style:parent-style-name="objectwithoutfill">
      <style:graphic-properties svg:stroke-width="0.15cm" draw:marker-start-width="0.455cm" draw:marker-end-width="0.455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non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3.27cm" fo:min-width="7.82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cm" svg:stroke-color="#000000" draw:stroke-linejoin="miter" draw:fill="solid" draw:fill-color="#ffffff" draw:textarea-vertical-align="middle" draw:fit-to-size="false" style:shrink-to-fit="false" fo:padding-top="0.164cm" fo:padding-bottom="0.164cm" fo:padding-left="0.289cm" fo:padding-right="0.289cm"/>
      <style:paragraph-properties style:writing-mode="lr-tb"/>
    </style:style>
    <style:style style:name="gr11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834cm"/>
      <style:paragraph-properties style:writing-mode="lr-tb"/>
    </style:style>
    <style:style style:name="gr12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width="false" fo:min-height="1.639cm" fo:min-width="2.86cm" fo:padding-top="0.14cm" fo:padding-bottom="0.14cm" fo:padding-left="0.14cm" fo:padding-right="0.14cm"/>
      <style:paragraph-properties style:writing-mode="lr-tb"/>
    </style:style>
    <style:style style:name="gr13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solid" draw:fill-color="#ffffff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cm" svg:stroke-color="#000000" draw:stroke-linejoin="miter" draw:fill="solid" draw:fill-color="#ffffff" draw:textarea-horizontal-align="center" draw:textarea-vertical-align="middle" fo:padding-top="0.164cm" fo:padding-bottom="0.164cm" fo:padding-left="0.289cm" fo:padding-right="0.289cm"/>
      <style:paragraph-properties style:writing-mode="lr-tb"/>
    </style:style>
    <style:style style:name="gr15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7.791cm"/>
      <style:paragraph-properties style:writing-mode="lr-tb"/>
    </style:style>
    <style:style style:name="gr16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height="false" draw:auto-grow-width="false" fo:min-height="1.093cm" fo:min-width="4.366cm" fo:padding-top="0.14cm" fo:padding-bottom="0.14cm" fo:padding-left="0.14cm" fo:padding-right="0.14cm"/>
      <style:paragraph-properties style:writing-mode="lr-tb"/>
    </style:style>
    <style:style style:name="gr17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37cm" fo:min-width="10.1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496cm"/>
      <style:paragraph-properties style:writing-mode="lr-tb"/>
    </style:style>
    <style:style style:name="gr19" style:family="graphic" style:parent-style-name="standard">
      <style:graphic-properties draw:stroke="solid" svg:stroke-width="0.08cm" svg:stroke-color="#000000" draw:marker-start-width="0.267cm" draw:marker-end-width="0.267cm" draw:stroke-linejoin="miter" draw:fill="solid" draw:fill-color="#ffffff" draw:textarea-vertical-align="middle" fo:padding-top="0.164cm" fo:padding-bottom="0.164cm" fo:padding-left="0.289cm" fo:padding-right="0.289cm"/>
      <style:paragraph-properties style:writing-mode="lr-tb"/>
    </style:style>
    <style:style style:name="gr20" style:family="graphic" style:parent-style-name="standard">
      <style:graphic-properties draw:stroke="solid" svg:stroke-width="0.08cm" svg:stroke-color="#000000" draw:marker-start-width="0.253cm" draw:marker-end="" draw:marker-end-width="0.253cm" draw:stroke-linejoin="miter" draw:fill="solid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solid" svg:stroke-width="0.08cm" svg:stroke-color="#000000" draw:marker-end="" draw:stroke-linejoin="miter" draw:fill="none" fo:padding-top="0.164cm" fo:padding-bottom="0.164cm" fo:padding-left="0.289cm" fo:padding-right="0.289cm"/>
    </style:style>
    <style:style style:name="gr22" style:family="graphic" style:parent-style-name="objectwithoutfill">
      <style:graphic-properties draw:stroke="dash" draw:stroke-dash="Fine_20_Dashed" svg:stroke-width="0.08cm" svg:stroke-color="#000000" draw:marker-end="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-color="#e6e6e6" draw:textarea-horizontal-align="justify" draw:textarea-vertical-align="middle" draw:auto-grow-height="false" fo:min-height="0.394cm" fo:min-width="1.821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solid" svg:stroke-width="0.08cm" svg:stroke-color="#000000" draw:marker-end="Diamond" draw:marker-end-width="0.2cm" draw:stroke-linejoin="miter" draw:fill="none" fo:padding-top="0.164cm" fo:padding-bottom="0.164cm" fo:padding-left="0.289cm" fo:padding-right="0.289cm"/>
    </style:style>
    <style:style style:name="gr25" style:family="graphic" style:parent-style-name="standard">
      <style:graphic-properties draw:stroke="dash" draw:stroke-dash="Fine_20_Dashed" svg:stroke-width="0.08cm" svg:stroke-color="#ff420e" draw:fill="solid" draw:fill-color="#e6e6ff" draw:textarea-horizontal-align="justify" draw:textarea-vertical-align="middle" draw:auto-grow-height="false" fo:min-height="3.27cm" fo:min-width="6.82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0.861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9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89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color="#990000" loext:opacity="100%" style:font-name="Times New Roman3" fo:font-size="14pt" style:font-size-asian="18pt" style:font-size-complex="18pt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e6e6e6"/>
      <style:paragraph-properties fo:text-align="center"/>
      <style:text-properties style:font-name="Times New Roman4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style:font-name="Times New Roman4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font-name="Times New Roman1" fo:font-size="14pt" fo:font-style="normal" fo:font-weight="normal"/>
    </style:style>
    <style:style style:name="T2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loext:opacity="100%" style:font-name="Times New Roman3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loext:opacity="100%" style:font-name="Times New Roman3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egoe UI1" fo:font-size="14pt" fo:font-style="normal" fo:text-shadow="none" style:text-underline-style="none" fo:font-weight="normal" style:letter-kerning="true" style:font-name-asian="Segoe UI1" style:font-size-asian="18pt" style:font-style-asian="normal" style:font-weight-asian="normal" style:font-name-complex="Segoe U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font-name="Segoe UI1" fo:font-size="14pt" fo:font-style="normal" fo:font-weight="normal" style:font-name-asian="Segoe UI1" style:font-name-complex="Segoe UI1"/>
    </style:style>
    <style:style style:name="T8" style:family="text">
      <style:text-properties fo:font-variant="normal" fo:text-transform="none" fo:color="#000000" loext:opacity="100%" style:font-name="Times New Roman1" fo:font-size="14pt" fo:font-style="normal" fo:font-weight="bold" style:font-weight-asian="bold" style:font-weight-complex="bold"/>
    </style:style>
    <style:style style:name="T9" style:family="text">
      <style:text-properties style:font-name="Times New Roman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4cm" svg:height="8.396cm" svg:x="0.3cm" svg:y="2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" draw:text-style-name="P3" draw:layer="layout" svg:width="2.439cm" svg:height="0.744cm" svg:x="0.452cm" svg:y="9.759cm" svg:viewBox="0 0 2440 745" draw:points="0,745 0,0 2440,0 2440,745">
              <text:p text:style-name="P2"><text:span text:style-name="T1">SelectFilter</text:span></text:p>
            </draw:polygon>
            <draw:polygon draw:style-name="gr3" draw:text-style-name="P3" draw:layer="layout" svg:width="3.973cm" svg:height="1.27cm" svg:x="10.1cm" svg:y="2.667cm" svg:viewBox="0 0 3974 1271" draw:points="0,1271 0,0 3974,0 3974,1271">
              <text:p text:style-name="P2"><text:span text:style-name="T1">InputTabWidgets</text:span></text:p>
            </draw:polygon>
            <draw:polygon draw:style-name="gr2" draw:text-style-name="P3" draw:layer="layout" svg:width="3.354cm" svg:height="0.744cm" svg:x="3.1cm" svg:y="9.767cm" svg:viewBox="0 0 3355 745" draw:points="0,745 0,0 3355,0 3355,745">
              <text:p text:style-name="P2"><text:span text:style-name="T1">InputAmpSpecs</text:span></text:p>
            </draw:polygon>
            <draw:polygon draw:style-name="gr3" draw:text-style-name="P3" draw:layer="layout" svg:width="2.822cm" svg:height="0.926cm" svg:x="4.158cm" svg:y="6.272cm" svg:viewBox="0 0 2823 927" draw:points="0,927 0,0 2823,0 2823,927">
              <text:p text:style-name="P2"><text:span text:style-name="T1">Input_Specs</text:span></text:p>
            </draw:polygon>
            <draw:polygon draw:style-name="gr4" draw:text-style-name="P3" draw:layer="layout" svg:width="2.999cm" svg:height="0.926cm" svg:x="0.521cm" svg:y="6.272cm" svg:viewBox="0 0 3000 927" draw:points="0,927 0,0 3000,0 3000,927">
              <text:p text:style-name="P2"><text:span text:style-name="T1">Input_Coeffs</text:span></text:p>
            </draw:polygon>
            <draw:polygon draw:style-name="gr3" draw:text-style-name="P3" draw:layer="layout" svg:width="2.611cm" svg:height="0.926cm" svg:x="2.484cm" svg:y="5.073cm" svg:viewBox="0 0 2612 927" draw:points="0,927 0,0 2612,0 2612,927">
              <text:p text:style-name="P2"><text:span text:style-name="T1">Input_PZ</text:span></text:p>
            </draw:polygon>
            <draw:polygon draw:style-name="gr2" draw:text-style-name="P3" draw:layer="layout" svg:width="3.262cm" svg:height="0.744cm" svg:x="6.772cm" svg:y="9.767cm" svg:viewBox="0 0 3263 745" draw:points="0,745 0,0 3263,0 3263,745">
              <text:p text:style-name="P2"><text:span text:style-name="T1">InputFreqSpecs</text:span></text:p>
            </draw:polygon>
            <draw:polygon draw:style-name="gr3" draw:text-style-name="P3" draw:layer="layout" svg:width="2.505cm" svg:height="0.926cm" svg:x="6.043cm" svg:y="5.073cm" svg:viewBox="0 0 2506 927" draw:points="0,927 0,0 2506,0 2506,927">
              <text:p text:style-name="P2"><text:span text:style-name="T1">Input_Info</text:span></text:p>
            </draw:polygon>
            <draw:polygon draw:style-name="gr2" draw:text-style-name="P3" draw:layer="layout" svg:width="2.439cm" svg:height="0.744cm" svg:x="1.644cm" svg:y="8.567cm" svg:viewBox="0 0 2440 745" draw:points="0,745 0,0 2440,0 2440,745">
              <text:p text:style-name="P2"><text:span text:style-name="T1">InputOrder</text:span></text:p>
            </draw:polygon>
            <draw:polygon draw:style-name="gr3" draw:text-style-name="P3" draw:layer="layout" svg:width="2.523cm" svg:height="0.926cm" svg:x="7.676cm" svg:y="6.272cm" svg:viewBox="0 0 2524 927" draw:points="0,927 0,0 2524,0 2524,927">
              <text:p text:style-name="P2"><text:span text:style-name="T1">Input_Files</text:span></text:p>
            </draw:polygon>
            <draw:polygon draw:style-name="gr2" draw:text-style-name="P3" draw:layer="layout" svg:width="3.72cm" svg:height="0.744cm" svg:x="8.707cm" svg:y="8.567cm" svg:viewBox="0 0 3721 745" draw:points="0,745 0,0 3721,0 3721,745">
              <text:p text:style-name="P2"><text:span text:style-name="T1">InputWeightSpecs</text:span></text:p>
            </draw:polygon>
            <draw:frame draw:style-name="gr5" draw:text-style-name="P4" draw:layer="layout" svg:width="7.47cm" svg:height="1.178cm" svg:x="0.472cm" svg:y="2.608cm">
              <draw:text-box>
                <text:p><text:span text:style-name="T2">pckg:</text:span><text:span text:style-name="T3"> input_widgets</text:span></text:p>
              </draw:text-box>
            </draw:frame>
            <draw:polygon draw:style-name="gr2" draw:text-style-name="P3" draw:layer="layout" svg:width="3.219cm" svg:height="0.738cm" svg:x="10.302cm" svg:y="9.765cm" svg:viewBox="0 0 3220 739" draw:points="0,739 0,0 3220,0 3220,739">
              <text:p text:style-name="P2"><text:span text:style-name="T1">InputFreqUnits</text:span></text:p>
            </draw:polygon>
            <draw:polygon draw:style-name="gr2" draw:text-style-name="P3" draw:layer="layout" svg:width="3.654cm" svg:height="0.744cm" svg:x="4.6cm" svg:y="8.567cm" svg:viewBox="0 0 3655 745" draw:points="0,745 0,0 3655,0 3655,745">
              <text:p text:style-name="P2"><text:span text:style-name="T1">InputTargetSpecs</text:span></text:p>
            </draw:polygon>
            <draw:path draw:style-name="gr6" draw:text-style-name="P5" draw:layer="layout" svg:width="0.002cm" svg:height="0.479cm" svg:x="5.8cm" svg:y="9.287cm" svg:viewBox="0 0 3 480" svg:d="M0 480c0-444 3 35 3-480">
              <text:p/>
            </draw:path>
            <draw:path draw:style-name="gr6" draw:text-style-name="P5" draw:layer="layout" svg:width="0.002cm" svg:height="0.479cm" svg:x="7.501cm" svg:y="9.287cm" svg:viewBox="0 0 3 480" svg:d="M0 480c0-444 3 35 3-480">
              <text:p/>
            </draw:path>
            <draw:line draw:style-name="gr7" draw:text-style-name="P6" draw:layer="layout" svg:x1="1.8cm" svg:y1="4.504cm" svg:x2="12.1cm" svg:y2="4.504cm">
              <text:p/>
            </draw:line>
            <draw:line draw:style-name="gr8" draw:text-style-name="P5" draw:layer="layout" svg:x1="11.787cm" svg:y1="4.5cm" svg:x2="11.787cm" svg:y2="3.924cm">
              <text:p/>
            </draw:line>
            <draw:line draw:style-name="gr6" draw:text-style-name="P5" draw:layer="layout" svg:x1="7.189cm" svg:y1="5.1cm" svg:x2="7.189cm" svg:y2="4.504cm">
              <text:p/>
            </draw:line>
            <draw:line draw:style-name="gr6" draw:text-style-name="P5" draw:layer="layout" svg:x1="3.79cm" svg:y1="5.1cm" svg:x2="3.79cm" svg:y2="4.504cm">
              <text:p/>
            </draw:line>
            <draw:line draw:style-name="gr6" draw:text-style-name="P5" draw:layer="layout" svg:x1="2.021cm" svg:y1="6.3cm" svg:x2="2.021cm" svg:y2="4.504cm">
              <text:p/>
            </draw:line>
            <draw:line draw:style-name="gr6" draw:text-style-name="P5" draw:layer="layout" svg:x1="8.938cm" svg:y1="6.3cm" svg:x2="8.938cm" svg:y2="4.504cm">
              <text:p/>
            </draw:line>
            <draw:line draw:style-name="gr6" draw:text-style-name="P5" draw:layer="layout" svg:x1="5.532cm" svg:y1="6.2cm" svg:x2="5.532cm" svg:y2="4.504cm">
              <text:p/>
            </draw:line>
            <draw:line draw:style-name="gr7" draw:text-style-name="P6" draw:layer="layout" svg:x1="1.1cm" svg:y1="7.704cm" svg:x2="13.1cm" svg:y2="7.704cm">
              <text:p/>
            </draw:line>
            <draw:line draw:style-name="gr8" draw:text-style-name="P5" draw:layer="layout" svg:x1="5.732cm" svg:y1="7.7cm" svg:x2="5.732cm" svg:y2="7.2cm">
              <text:p/>
            </draw:line>
            <draw:line draw:style-name="gr6" draw:text-style-name="P5" draw:layer="layout" svg:x1="6.579cm" svg:y1="8.572cm" svg:x2="6.579cm" svg:y2="7.704cm">
              <text:p/>
            </draw:line>
            <draw:line draw:style-name="gr6" draw:text-style-name="P5" draw:layer="layout" svg:x1="4.321cm" svg:y1="9.767cm" svg:x2="4.321cm" svg:y2="7.704cm">
              <text:p/>
            </draw:line>
            <draw:line draw:style-name="gr6" draw:text-style-name="P5" draw:layer="layout" svg:x1="8.499cm" svg:y1="9.768cm" svg:x2="8.499cm" svg:y2="7.705cm">
              <text:p/>
            </draw:line>
            <draw:line draw:style-name="gr6" draw:text-style-name="P5" draw:layer="layout" svg:x1="12.648cm" svg:y1="9.763cm" svg:x2="12.648cm" svg:y2="7.7cm">
              <text:p/>
            </draw:line>
            <draw:line draw:style-name="gr6" draw:text-style-name="P5" draw:layer="layout" svg:x1="10.592cm" svg:y1="8.572cm" svg:x2="10.592cm" svg:y2="7.704cm">
              <text:p/>
            </draw:line>
            <draw:line draw:style-name="gr6" draw:text-style-name="P5" draw:layer="layout" svg:x1="1.373cm" svg:y1="9.77cm" svg:x2="1.373cm" svg:y2="7.707cm">
              <text:p/>
            </draw:line>
            <draw:line draw:style-name="gr6" draw:text-style-name="P5" draw:layer="layout" svg:x1="2.864cm" svg:y1="8.572cm" svg:x2="2.864cm" svg:y2="7.704cm">
              <text:p/>
            </draw:line>
            <draw:polygon draw:style-name="gr3" draw:text-style-name="P3" draw:layer="layout" svg:width="4.74cm" svg:height="0.926cm" svg:x="9.359cm" svg:y="5.073cm" svg:viewBox="0 0 4741 927" draw:points="0,927 0,0 4741,0 4741,927">
              <text:p text:style-name="P2"><text:span text:style-name="T1">Input_Fixpoint_Specs</text:span></text:p>
            </draw:polygon>
            <draw:line draw:style-name="gr6" draw:text-style-name="P5" draw:layer="layout" svg:x1="11.629cm" svg:y1="5.1cm" svg:x2="11.629cm" svg:y2="4.504cm">
              <text:p/>
            </draw:line>
          </draw:g>
          <draw:g>
            <draw:custom-shape draw:style-name="gr9" draw:text-style-name="P1" draw:layer="layout" svg:width="8.4cm" svg:height="3.6cm" svg:x="0.3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0" draw:text-style-name="P3" draw:layer="layout" svg:width="1.905cm" svg:height="0.622cm" svg:x="0.65cm" svg:y="12.148cm" svg:viewBox="0 0 1906 623" draw:points="0,623 0,0 1906,0 1906,623">
              <text:p text:style-name="P2"><text:span text:style-name="T1">bessel</text:span></text:p>
            </draw:polygon>
            <draw:polygon draw:style-name="gr4" draw:text-style-name="P3" draw:layer="layout" svg:width="2.611cm" svg:height="0.599cm" svg:x="1.461cm" svg:y="12.959cm" svg:viewBox="0 0 2612 600" draw:points="0,600 0,0 2612,0 2612,600">
              <text:p text:style-name="P2"><text:span text:style-name="T1">equiripple</text:span></text:p>
            </draw:polygon>
            <draw:frame draw:style-name="gr11" draw:text-style-name="P4" draw:layer="layout" svg:width="7.334cm" svg:height="1.178cm" svg:x="0.3cm" svg:y="13.685cm">
              <draw:text-box>
                <text:p><text:span text:style-name="T2">pckg:</text:span><text:span text:style-name="T3"> filter_widgets</text:span></text:p>
              </draw:text-box>
            </draw:frame>
            <draw:line draw:style-name="gr7" draw:text-style-name="P6" draw:layer="layout" svg:x1="1.3cm" svg:y1="11.553cm" svg:x2="4.7cm" svg:y2="11.553cm">
              <text:p/>
            </draw:line>
            <draw:line draw:style-name="gr6" draw:text-style-name="P5" draw:layer="layout" svg:x1="1.603cm" svg:y1="12.178cm" svg:x2="1.603cm" svg:y2="11.553cm">
              <text:p/>
            </draw:line>
            <draw:line draw:style-name="gr6" draw:text-style-name="P5" draw:layer="layout" svg:x1="2.944cm" svg:y1="13cm" svg:x2="2.944cm" svg:y2="11.553cm">
              <text:p/>
            </draw:line>
            <draw:frame draw:style-name="gr12" draw:text-style-name="P8" draw:layer="layout" svg:width="2.322cm" svg:height="1.919cm" svg:x="5.678cm" svg:y="11.8cm">
              <draw:text-box>
                <text:p text:style-name="P7"><text:span text:style-name="T4">Dynamic instance </text:span><text:span text:style-name="T5">ff.fil_inst</text:span></text:p>
              </draw:text-box>
            </draw:frame>
            <draw:line draw:style-name="gr13" draw:text-style-name="P9" draw:layer="layout" svg:x1="2.136cm" svg:y1="11.58cm" svg:x2="2.136cm" svg:y2="10.5cm">
              <text:p/>
            </draw:line>
            <draw:polygon draw:style-name="gr4" draw:text-style-name="P3" draw:layer="layout" svg:width="2.081cm" svg:height="0.599cm" svg:x="3.354cm" svg:y="12.159cm" svg:viewBox="0 0 2082 600" draw:points="0,600 0,0 2082,0 2082,600">
              <text:p text:style-name="P2"><text:span text:style-name="T6">··</text:span><text:span text:style-name="T7">·</text:span></text:p>
            </draw:polygon>
            <draw:line draw:style-name="gr6" draw:text-style-name="P5" draw:layer="layout" svg:x1="4.339cm" svg:y1="12.173cm" svg:x2="4.339cm" svg:y2="11.548cm">
              <text:p/>
            </draw:line>
          </draw:g>
          <draw:g>
            <draw:custom-shape draw:style-name="gr9" draw:text-style-name="P1" draw:layer="layout" svg:width="8.4cm" svg:height="3.6cm" svg:x="9.2cm" svg:y="1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0" draw:text-style-name="P3" draw:layer="layout" svg:width="1.905cm" svg:height="0.622cm" svg:x="12.75cm" svg:y="15.577cm" svg:viewBox="0 0 1906 623" draw:points="0,623 0,0 1906,0 1906,623">
              <text:p text:style-name="P2"><text:span text:style-name="T1">fir_df</text:span></text:p>
            </draw:polygon>
            <draw:polygon draw:style-name="gr14" draw:text-style-name="P3" draw:layer="layout" svg:width="1.905cm" svg:height="0.599cm" svg:x="14.002cm" svg:y="16.4cm" svg:viewBox="0 0 1906 600" draw:points="0,600 0,0 1906,0 1906,600">
              <text:p text:style-name="P2"><text:span text:style-name="T1">iir_df1</text:span></text:p>
            </draw:polygon>
            <draw:polygon draw:style-name="gr4" draw:text-style-name="P3" draw:layer="layout" svg:width="2.081cm" svg:height="0.599cm" svg:x="15.254cm" svg:y="15.6cm" svg:viewBox="0 0 2082 600" draw:points="0,600 0,0 2082,0 2082,600">
              <text:p text:style-name="P2"><text:span text:style-name="T6">··</text:span><text:span text:style-name="T7">·</text:span></text:p>
            </draw:polygon>
            <draw:frame draw:style-name="gr15" draw:text-style-name="P4" draw:layer="layout" svg:width="8.291cm" svg:height="1.178cm" svg:x="9.2cm" svg:y="17.085cm">
              <draw:text-box>
                <text:p><text:span text:style-name="T2">pckg:</text:span><text:span text:style-name="T3"> fixpoint_widgets</text:span></text:p>
              </draw:text-box>
            </draw:frame>
            <draw:line draw:style-name="gr7" draw:text-style-name="P6" draw:layer="layout" svg:x1="13.2cm" svg:y1="14.953cm" svg:x2="17.6cm" svg:y2="14.953cm">
              <text:p/>
            </draw:line>
            <draw:line draw:style-name="gr6" draw:text-style-name="P5" draw:layer="layout" svg:x1="14.943cm" svg:y1="16.4cm" svg:x2="14.943cm" svg:y2="14.953cm">
              <text:p/>
            </draw:line>
            <draw:line draw:style-name="gr6" draw:text-style-name="P5" draw:layer="layout" svg:x1="13.703cm" svg:y1="15.578cm" svg:x2="13.703cm" svg:y2="14.953cm">
              <text:p/>
            </draw:line>
            <draw:line draw:style-name="gr6" draw:text-style-name="P5" draw:layer="layout" svg:x1="16.239cm" svg:y1="15.578cm" svg:x2="16.239cm" svg:y2="14.953cm">
              <text:p/>
            </draw:line>
            <draw:frame draw:style-name="gr16" draw:text-style-name="P8" draw:layer="layout" svg:width="2.9cm" svg:height="1.893cm" svg:x="9.5cm" svg:y="15.007cm">
              <draw:text-box>
                <text:p text:style-name="P7"><text:span text:style-name="T4">Dynamic instance </text:span><text:span text:style-name="T5">fx_wdg_inst</text:span></text:p>
              </draw:text-box>
            </draw:frame>
          </draw:g>
          <draw:line draw:style-name="gr8" draw:text-style-name="P5" draw:layer="layout" svg:x1="13.8cm" svg:y1="14.9cm" svg:x2="13.8cm" svg:y2="6cm">
            <text:p/>
          </draw:line>
          <draw:g>
            <draw:custom-shape draw:style-name="gr17" draw:text-style-name="P1" draw:layer="layout" svg:width="10.7cm" svg:height="8.7cm" svg:x="18.98cm" svg:y="2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" draw:text-style-name="P3" draw:layer="layout" svg:width="2.928cm" svg:height="0.727cm" svg:x="22.742cm" svg:y="8.672cm" svg:viewBox="0 0 2929 728" draw:points="0,728 0,0 2929,0 2929,728">
              <text:p text:style-name="P2"><text:span text:style-name="T1">MplWidget</text:span></text:p>
            </draw:polygon>
            <draw:polygon draw:style-name="gr3" draw:text-style-name="P3" draw:layer="layout" svg:width="2.046cm" svg:height="0.879cm" svg:x="25.495cm" svg:y="5.12cm" svg:viewBox="0 0 2047 880" draw:points="0,880 0,0 2047,0 2047,880">
              <text:p text:style-name="P2"><text:span text:style-name="T1">Plot_3D</text:span></text:p>
            </draw:polygon>
            <draw:polygon draw:style-name="gr3" draw:text-style-name="P3" draw:layer="layout" svg:width="1.94cm" svg:height="0.879cm" svg:x="24.2cm" svg:y="6.32cm" svg:viewBox="0 0 1941 880" draw:points="0,880 0,0 1941,0 1941,880">
              <text:p text:style-name="P2"><text:span text:style-name="T1">Plot_Hf</text:span></text:p>
            </draw:polygon>
            <draw:polygon draw:style-name="gr3" draw:text-style-name="P3" draw:layer="layout" svg:width="2.434cm" svg:height="0.879cm" svg:x="22.299cm" svg:y="5.12cm" svg:viewBox="0 0 2435 880" draw:points="0,880 0,0 2435,0 2435,880">
              <text:p text:style-name="P2"><text:span text:style-name="T1">Plot_Impz</text:span></text:p>
            </draw:polygon>
            <draw:polygon draw:style-name="gr3" draw:text-style-name="P3" draw:layer="layout" svg:width="2.011cm" svg:height="0.879cm" svg:x="26.956cm" svg:y="6.32cm" svg:viewBox="0 0 2012 880" draw:points="0,880 0,0 2012,0 2012,880">
              <text:p text:style-name="P2"><text:span text:style-name="T1">Plot_PZ</text:span></text:p>
            </draw:polygon>
            <draw:polygon draw:style-name="gr3" draw:text-style-name="P3" draw:layer="layout" svg:width="2.081cm" svg:height="0.879cm" svg:x="19.321cm" svg:y="5.12cm" svg:viewBox="0 0 2082 880" draw:points="0,880 0,0 2082,0 2082,880">
              <text:p text:style-name="P2"><text:span text:style-name="T1">Plot_Phi</text:span></text:p>
            </draw:polygon>
            <draw:polygon draw:style-name="gr3" draw:text-style-name="P3" draw:layer="layout" svg:width="2.575cm" svg:height="0.879cm" svg:x="20.661cm" svg:y="6.32cm" svg:viewBox="0 0 2576 880" draw:points="0,880 0,0 2576,0 2576,880">
              <text:p text:style-name="P2"><text:span text:style-name="T1">Plot_TauG</text:span></text:p>
            </draw:polygon>
            <draw:polygon draw:style-name="gr3" draw:text-style-name="P3" draw:layer="layout" svg:width="3.775cm" svg:height="0.722cm" svg:x="22.318cm" svg:y="10.077cm" svg:viewBox="0 0 3776 723" draw:points="0,723 0,0 3776,0 3776,723">
              <text:p text:style-name="P2"><text:span text:style-name="T1">MyMplToolbar</text:span></text:p>
            </draw:polygon>
            <draw:polygon draw:style-name="gr3" draw:text-style-name="P3" draw:layer="layout" svg:width="3.491cm" svg:height="1.27cm" svg:x="19.288cm" svg:y="2.663cm" svg:viewBox="0 0 3492 1271" draw:points="0,1271 0,0 3492,0 3492,1271">
              <text:p text:style-name="P2"><text:span text:style-name="T1">PlotTabWidgets</text:span></text:p>
            </draw:polygon>
            <draw:frame draw:style-name="gr18" draw:text-style-name="P11" draw:layer="layout" svg:width="6.996cm" svg:height="1.178cm" svg:x="22.78cm" svg:y="2.6cm">
              <draw:text-box>
                <text:p text:style-name="P10"><text:span text:style-name="T2">pckg:</text:span><text:span text:style-name="T3"> plot_widgets</text:span></text:p>
              </draw:text-box>
            </draw:frame>
            <draw:line draw:style-name="gr7" draw:text-style-name="P6" draw:layer="layout" svg:x1="19.88cm" svg:y1="4.5cm" svg:x2="28.28cm" svg:y2="4.5cm">
              <text:p/>
            </draw:line>
            <draw:line draw:style-name="gr8" draw:text-style-name="P5" draw:layer="layout" svg:x1="21.184cm" svg:y1="4.4cm" svg:x2="21.184cm" svg:y2="3.92cm">
              <text:p/>
            </draw:line>
            <draw:line draw:style-name="gr6" draw:text-style-name="P5" draw:layer="layout" svg:x1="26.518cm" svg:y1="5.1cm" svg:x2="26.518cm" svg:y2="4.5cm">
              <text:p/>
            </draw:line>
            <draw:line draw:style-name="gr6" draw:text-style-name="P5" draw:layer="layout" svg:x1="21.949cm" svg:y1="6.3cm" svg:x2="21.949cm" svg:y2="4.5cm">
              <text:p/>
            </draw:line>
            <draw:line draw:style-name="gr6" draw:text-style-name="P5" draw:layer="layout" svg:x1="20.362cm" svg:y1="5.1cm" svg:x2="20.362cm" svg:y2="4.5cm">
              <text:p/>
            </draw:line>
            <draw:line draw:style-name="gr6" draw:text-style-name="P5" draw:layer="layout" svg:x1="27.962cm" svg:y1="6.3cm" svg:x2="27.962cm" svg:y2="4.5cm">
              <text:p/>
            </draw:line>
            <draw:line draw:style-name="gr6" draw:text-style-name="P5" draw:layer="layout" svg:x1="25.17cm" svg:y1="6.3cm" svg:x2="25.17cm" svg:y2="4.5cm">
              <text:p/>
            </draw:line>
            <draw:line draw:style-name="gr6" draw:text-style-name="P5" draw:layer="layout" svg:x1="23.516cm" svg:y1="5.1cm" svg:x2="23.516cm" svg:y2="4.5cm">
              <text:p/>
            </draw:line>
            <draw:line draw:style-name="gr7" draw:text-style-name="P6" draw:layer="layout" svg:x1="19.876cm" svg:y1="7.975cm" svg:x2="28.28cm" svg:y2="7.975cm">
              <text:p/>
            </draw:line>
            <draw:line draw:style-name="gr6" draw:text-style-name="P5" draw:layer="layout" svg:x1="25.17cm" svg:y1="7.943cm" svg:x2="25.17cm" svg:y2="7.2cm">
              <text:p/>
            </draw:line>
            <draw:line draw:style-name="gr6" draw:text-style-name="P5" draw:layer="layout" svg:x1="21.949cm" svg:y1="7.943cm" svg:x2="21.949cm" svg:y2="7.2cm">
              <text:p/>
            </draw:line>
            <draw:line draw:style-name="gr6" draw:text-style-name="P5" draw:layer="layout" svg:x1="20.362cm" svg:y1="7.943cm" svg:x2="20.362cm" svg:y2="6cm">
              <text:p/>
            </draw:line>
            <draw:line draw:style-name="gr6" draw:text-style-name="P5" draw:layer="layout" svg:x1="27.962cm" svg:y1="7.943cm" svg:x2="27.962cm" svg:y2="7.2cm">
              <text:p/>
            </draw:line>
            <draw:line draw:style-name="gr6" draw:text-style-name="P5" draw:layer="layout" svg:x1="23.516cm" svg:y1="7.943cm" svg:x2="23.516cm" svg:y2="6cm">
              <text:p/>
            </draw:line>
            <draw:line draw:style-name="gr6" draw:text-style-name="P5" draw:layer="layout" svg:x1="26.518cm" svg:y1="7.943cm" svg:x2="26.518cm" svg:y2="6cm">
              <text:p/>
            </draw:line>
            <draw:line draw:style-name="gr6" draw:text-style-name="P5" draw:layer="layout" svg:x1="24.206cm" svg:y1="10cm" svg:x2="24.206cm" svg:y2="9.4cm">
              <text:p/>
            </draw:line>
            <draw:line draw:style-name="gr6" draw:text-style-name="P5" draw:layer="layout" svg:x1="24.206cm" svg:y1="8.6cm" svg:x2="24.206cm" svg:y2="8.004cm">
              <text:p/>
            </draw:line>
          </draw:g>
          <draw:polygon draw:style-name="gr19" draw:text-style-name="P3" draw:layer="layout" svg:width="2.152cm" svg:height="1.27cm" svg:x="15.227cm" svg:y="2.629cm" svg:viewBox="0 0 2153 1271" draw:points="0,1271 0,0 2153,0 2153,1271">
            <text:p text:style-name="P2"><text:span text:style-name="T8">pyFDA</text:span></text:p>
          </draw:polygon>
          <draw:g>
            <draw:polygon draw:style-name="gr20" draw:text-style-name="P12" draw:layer="layout" svg:width="3.699cm" svg:height="1.447cm" svg:x="14.581cm" svg:y="11.452cm" svg:viewBox="0 0 3700 1448" draw:points="0,1448 0,0 3700,0 3700,1448">
              <text:p text:style-name="P2"><text:span text:style-name="T8">Filterbroker (fb)</text:span></text:p>
              <text:p text:style-name="P2"><text:span text:style-name="T8">fb.fil[0] = {...}</text:span></text:p>
            </draw:polygon>
            <draw:g>
              <draw:g>
                <draw:line draw:style-name="gr21" draw:text-style-name="P5" draw:layer="layout" svg:x1="14.941cm" svg:y1="11.472cm" svg:x2="14.246cm" svg:y2="11.057cm">
                  <text:p/>
                </draw:line>
                <draw:line draw:style-name="gr22" draw:text-style-name="P6" draw:layer="layout" svg:x1="14.381cm" svg:y1="11.137cm" svg:x2="13.981cm" svg:y2="10.898cm">
                  <text:p/>
                </draw:line>
              </draw:g>
              <draw:g>
                <draw:line draw:style-name="gr21" draw:text-style-name="P5" draw:layer="layout" svg:x1="16.293cm" svg:y1="11.472cm" svg:x2="16.026cm" svg:y2="10.916cm">
                  <text:p/>
                </draw:line>
                <draw:line draw:style-name="gr22" draw:text-style-name="P6" draw:layer="layout" svg:x1="16.078cm" svg:y1="11.024cm" svg:x2="15.924cm" svg:y2="10.704cm">
                  <text:p/>
                </draw:line>
              </draw:g>
              <draw:g>
                <draw:line draw:style-name="gr21" draw:text-style-name="P5" draw:layer="layout" svg:x1="15.59cm" svg:y1="11.493cm" svg:x2="15.11cm" svg:y2="10.987cm">
                  <text:p/>
                </draw:line>
                <draw:line draw:style-name="gr22" draw:text-style-name="P6" draw:layer="layout" svg:x1="15.204cm" svg:y1="11.084cm" svg:x2="14.927cm" svg:y2="10.793cm">
                  <text:p/>
                </draw:line>
              </draw:g>
              <draw:g>
                <draw:line draw:style-name="gr21" draw:text-style-name="P5" draw:layer="layout" svg:x1="18.011cm" svg:y1="11.469cm" svg:x2="18.706cm" svg:y2="11.054cm">
                  <text:p/>
                </draw:line>
                <draw:line draw:style-name="gr22" draw:text-style-name="P6" draw:layer="layout" svg:x1="18.571cm" svg:y1="11.135cm" svg:x2="18.971cm" svg:y2="10.896cm">
                  <text:p/>
                </draw:line>
              </draw:g>
              <draw:g>
                <draw:line draw:style-name="gr21" draw:text-style-name="P5" draw:layer="layout" svg:x1="17.472cm" svg:y1="11.489cm" svg:x2="17.952cm" svg:y2="10.983cm">
                  <text:p/>
                </draw:line>
                <draw:line draw:style-name="gr22" draw:text-style-name="P6" draw:layer="layout" svg:x1="17.858cm" svg:y1="11.081cm" svg:x2="18.135cm" svg:y2="10.79cm">
                  <text:p/>
                </draw:line>
              </draw:g>
              <draw:g>
                <draw:line draw:style-name="gr21" draw:text-style-name="P5" draw:layer="layout" svg:x1="16.876cm" svg:y1="11.468cm" svg:x2="17.143cm" svg:y2="10.912cm">
                  <text:p/>
                </draw:line>
                <draw:line draw:style-name="gr22" draw:text-style-name="P6" draw:layer="layout" svg:x1="17.092cm" svg:y1="11.02cm" svg:x2="17.246cm" svg:y2="10.7cm">
                  <text:p/>
                </draw:line>
              </draw:g>
            </draw:g>
            <draw:g>
              <draw:line draw:style-name="gr21" draw:text-style-name="P5" draw:layer="layout" svg:x1="14.48cm" svg:y1="12cm" svg:x2="13.901cm" svg:y2="12cm">
                <text:p/>
              </draw:line>
              <draw:line draw:style-name="gr22" draw:text-style-name="P6" draw:layer="layout" svg:x1="14.014cm" svg:y1="12cm" svg:x2="13.68cm" svg:y2="12cm">
                <text:p/>
              </draw:line>
            </draw:g>
            <draw:g>
              <draw:line draw:style-name="gr21" draw:text-style-name="P5" draw:layer="layout" svg:x1="18.251cm" svg:y1="12.066cm" svg:x2="18.68cm" svg:y2="12.1cm">
                <text:p/>
              </draw:line>
            </draw:g>
            <draw:g>
              <draw:g>
                <draw:line draw:style-name="gr21" draw:text-style-name="P5" draw:layer="layout" svg:x1="14.883cm" svg:y1="12.883cm" svg:x2="14.23cm" svg:y2="13.38cm">
                  <text:p/>
                </draw:line>
                <draw:line draw:style-name="gr22" draw:text-style-name="P6" draw:layer="layout" svg:x1="14.357cm" svg:y1="13.284cm" svg:x2="13.981cm" svg:y2="13.57cm">
                  <text:p/>
                </draw:line>
              </draw:g>
              <draw:g>
                <draw:line draw:style-name="gr21" draw:text-style-name="P5" draw:layer="layout" svg:x1="15.493cm" svg:y1="12.858cm" svg:x2="15.042cm" svg:y2="13.464cm">
                  <text:p/>
                </draw:line>
                <draw:line draw:style-name="gr22" draw:text-style-name="P6" draw:layer="layout" svg:x1="15.13cm" svg:y1="13.347cm" svg:x2="14.87cm" svg:y2="13.696cm">
                  <text:p/>
                </draw:line>
              </draw:g>
              <draw:g>
                <draw:line draw:style-name="gr21" draw:text-style-name="P5" draw:layer="layout" svg:x1="17.769cm" svg:y1="12.886cm" svg:x2="18.422cm" svg:y2="13.383cm">
                  <text:p/>
                </draw:line>
                <draw:line draw:style-name="gr22" draw:text-style-name="P6" draw:layer="layout" svg:x1="18.295cm" svg:y1="13.287cm" svg:x2="18.671cm" svg:y2="13.573cm">
                  <text:p/>
                </draw:line>
              </draw:g>
              <draw:g>
                <draw:line draw:style-name="gr21" draw:text-style-name="P5" draw:layer="layout" svg:x1="17.262cm" svg:y1="12.862cm" svg:x2="17.713cm" svg:y2="13.468cm">
                  <text:p/>
                </draw:line>
                <draw:line draw:style-name="gr22" draw:text-style-name="P6" draw:layer="layout" svg:x1="17.625cm" svg:y1="13.351cm" svg:x2="17.885cm" svg:y2="13.7cm">
                  <text:p/>
                </draw:line>
              </draw:g>
              <draw:line draw:style-name="gr21" draw:text-style-name="P5" draw:layer="layout" svg:x1="16.531cm" svg:y1="12.924cm" svg:x2="16.531cm" svg:y2="13.601cm">
                <text:p/>
              </draw:line>
            </draw:g>
          </draw:g>
          <draw:polygon draw:style-name="gr4" draw:text-style-name="P3" draw:layer="layout" svg:width="4.057cm" svg:height="0.747cm" svg:x="14.493cm" svg:y="7.053cm" svg:viewBox="0 0 4058 748" draw:points="0,748 0,0 4058,0 4058,748">
            <text:p text:style-name="P2"><text:span text:style-name="T1">TreeBuilder</text:span></text:p>
          </draw:polygon>
          <draw:custom-shape draw:style-name="gr23" draw:text-style-name="P13" draw:layer="layout" svg:width="2.4cm" svg:height="0.9cm" svg:x="16.18cm" svg:y="5.4cm">
            <text:p text:style-name="P2"><text:span text:style-name="T9">pyfda.conf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24" draw:text-style-name="P5" draw:layer="layout" svg:x1="14.08cm" svg:y1="3.3cm" svg:x2="15.28cm" svg:y2="3.3cm">
            <text:p/>
          </draw:line>
          <draw:line draw:style-name="gr24" draw:text-style-name="P5" draw:layer="layout" svg:x1="19.28cm" svg:y1="3.3cm" svg:x2="17.38cm" svg:y2="3.3cm">
            <text:p/>
          </draw:line>
          <draw:g>
            <draw:custom-shape draw:style-name="gr25" draw:text-style-name="P1" draw:layer="layout" svg:width="7.4cm" svg:height="3.6cm" svg:x="20.98cm" svg:y="13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6" draw:text-style-name="P5" draw:layer="layout" svg:width="3.2cm" svg:height="1.111cm" svg:x="25.18cm" svg:y="14.3cm">
              <draw:text-box>
                <text:p><text:span text:style-name="T3">libraries</text:span></text:p>
              </draw:text-box>
            </draw:frame>
            <draw:custom-shape draw:style-name="gr27" draw:text-style-name="P14" draw:layer="layout" svg:width="3.7cm" svg:height="0.6cm" svg:x="21.18cm" svg:y="13.4cm">
              <text:p text:style-name="P2"><text:span text:style-name="T9">pyfda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4.201cm">
              <text:p text:style-name="P2"><text:span text:style-name="T9">pyfda_fix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5.002cm">
              <text:p text:style-name="P2"><text:span text:style-name="T9">pyfda_qt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4" draw:layer="layout" svg:width="3.699cm" svg:height="0.6cm" svg:x="21.181cm" svg:y="15.803cm">
              <text:p text:style-name="P2"><text:span text:style-name="T9">pyfda_io_lib.p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29" draw:text-style-name="P6" draw:layer="layout" svg:x1="15.58cm" svg:y1="3.9cm" svg:x2="15.58cm" svg:y2="7cm">
            <text:p/>
          </draw:line>
          <draw:line draw:style-name="gr29" draw:text-style-name="P6" draw:layer="layout" svg:x1="17.18cm" svg:y1="6.2cm" svg:x2="17.18cm" svg:y2="7cm">
            <text:p/>
          </draw:line>
          <draw:line draw:style-name="gr29" draw:text-style-name="P6" draw:layer="layout" svg:x1="16.48cm" svg:y1="7.8cm" svg:x2="16.48cm" svg:y2="11.4cm">
            <text:p/>
          </draw:line>
        </draw:g>
        <draw:polygon draw:style-name="gr4" draw:text-style-name="P3" draw:layer="layout" svg:width="4.057cm" svg:height="0.747cm" svg:x="9.142cm" svg:y="12.352cm" svg:viewBox="0 0 4058 748" draw:points="0,748 0,0 4058,0 4058,748">
          <text:p text:style-name="P2"><text:span text:style-name="T1">FilterFactory (ff)</text:span></text:p>
        </draw:polygon>
        <draw:line draw:style-name="gr29" draw:text-style-name="P6" draw:layer="layout" svg:x1="9.2cm" svg:y1="12.7cm" svg:x2="8cm" svg:y2="12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Times New Roman4" svg:font-family="'Times New Roman', serif" style:font-family-generic="roman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26T08:17:51.169363547</dc:date>
    <meta:editing-duration>PT13H27M50S</meta:editing-duration>
    <meta:editing-cycles>47</meta:editing-cycles>
    <meta:generator>LibreOffice/7.1.6.2$Linux_X86_64 LibreOffice_project/10$Build-2</meta:generator>
    <meta:document-statistic meta:object-count="147"/>
  </office:meta>
</office:document-meta>
</file>